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Arial2" svg:font-family="Arial, Helvetica, sans-serif, dk"/>
    <style:font-face style:name="Arial4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333333" style:font-name="Arial1" fo:font-size="9.75pt" fo:letter-spacing="normal" fo:font-style="normal" fo:font-weight="normal"/>
    </style:style>
    <style:style style:name="T2" style:family="text">
      <style:text-properties fo:font-variant="normal" fo:text-transform="none" style:font-name="Arial2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Andromeda I/O Board Parts List.</text:p>
      <text:p text:style-name="Standard"><text:tab/><text:tab/><text:tab/><text:tab/>Nov. 2019</text:p>
      <text:p text:style-name="Standard"/>
      <text:p text:style-name="Standard">47 pcs.<text:tab/><text:tab/>10nF<text:tab/><text:tab/>Size 0603</text:p>
      <text:p text:style-name="Standard"><text:tab/><text:tab/>C1- C45, C47. Do not install C21, C22, C29, C30, C41</text:p>
      <text:p text:style-name="Standard"><text:tab/><text:tab/>on <text:s/>LINE Out.</text:p>
      <text:p text:style-name="Standard"/>
      <text:p text:style-name="Standard">1 pcs.<text:tab/><text:tab/>2x13 26 pin Header <text:tab/><text:tab/><text:tab/>Molex PN: 70247-2651</text:p>
      <text:p text:style-name="Standard"><text:tab/><text:tab/>J1<text:tab/><text:tab/><text:tab/><text:tab/><text:tab/>Mouser PN: 538-70247-2651</text:p>
      <text:p text:style-name="Standard"/>
      <text:p text:style-name="Standard">1 pcs.<text:tab/><text:tab/>9 pin Delta Header, Female<text:tab/><text:tab/>Harting PN: <text:s/><text:a xlink:type="simple" xlink:href="https://www.digikey.com/product-detail/en/harting/09641127235/1195-2367-ND/3180950" text:style-name="Internet_20_link" text:visited-style-name="Visited_20_Internet_20_Link"><text:span text:style-name="T2">09641127235</text:span></text:a> </text:p>
      <text:p text:style-name="Standard"><text:tab/><text:tab/>J2<text:tab/><text:tab/><text:tab/><text:tab/><text:tab/>DigiKey PN: <text:a xlink:type="simple" xlink:href="https://www.digikey.com/product-detail/en/harting/09641127235/1195-2367-ND/3180950" text:style-name="Internet_20_link" text:visited-style-name="Visited_20_Internet_20_Link"><text:span text:style-name="T2">1195-2367-ND</text:span></text:a> </text:p>
      <text:p text:style-name="Standard"><text:tab/><text:tab/><text:tab/><text:tab/><text:tab/><text:tab/><text:tab/>Mouser PN: <text:span text:style-name="T1">617-09-64-112-7235</text:span> </text:p>
      <text:p text:style-name="Standard"/>
      <text:p text:style-name="Standard">1 pcs.<text:tab/><text:tab/>RCA header.<text:tab/><text:tab/><text:tab/><text:tab/>Pro-Signal PN: MJ-573P</text:p>
      <text:p text:style-name="Standard"><text:tab/><text:tab/>J11<text:tab/><text:tab/><text:tab/><text:tab/><text:tab/>Farnell PN: 1267399<text:line-break/></text:p>
      <text:p text:style-name="Standard">5 pcs.<text:tab/><text:tab/>3,5mm Stereo Jack<text:tab/><text:tab/><text:tab/>Molex PN: 0472570001</text:p>
      <text:p text:style-name="Standard"><text:tab/><text:tab/>J4-J8<text:tab/><text:tab/><text:tab/><text:tab/><text:tab/>Mouser PN: 538-47257-0001</text:p>
      <text:p text:style-name="Standard"><text:tab/><text:tab/><text:tab/><text:tab/><text:tab/><text:tab/><text:tab/>DigiKey PN: WM17366-ND</text:p>
      <text:p text:style-name="Standard"/>
      <text:p text:style-name="Standard">1 pcs.<text:tab/><text:tab/>Header1x3<text:tab/><text:tab/><text:tab/><text:tab/>Molex PN: <text:s/><text:span text:style-name="T1">38-00-6293</text:span> </text:p>
      <text:p text:style-name="Standard"><text:tab/><text:tab/><text:tab/><text:tab/><text:tab/><text:tab/><text:tab/>Mouser PN: 538-38-00-6293</text:p>
      <text:p text:style-name="Standard"/>
      <text:p text:style-name="Standard">1 pcs.<text:tab/><text:tab/>Header 1x4<text:tab/><text:tab/><text:tab/><text:tab/>Molex PN: 22-23-2042</text:p>
      <text:p text:style-name="Standard"><text:tab/><text:tab/><text:tab/><text:tab/><text:tab/><text:tab/><text:tab/>Mouser PN: 538-22-23-2042</text:p>
      <text:p text:style-name="Standard"/>
      <text:p text:style-name="Standard">1 pcs.<text:tab/><text:tab/>Header 2x5 10 pin header<text:tab/><text:tab/>Molex PN 70246-1003</text:p>
      <text:p text:style-name="Standard"><text:tab/><text:tab/><text:tab/><text:tab/><text:tab/><text:tab/><text:tab/>Mouser PN:538-70246-1003</text:p>
      <text:p text:style-name="Standard"/>
      <text:p text:style-name="Standard"/>
      <text:p text:style-name="Standard"/>
      <text:p text:style-name="Standard">26pcs.<text:tab/><text:tab/>Ferrite Beads<text:tab/><text:tab/><text:tab/><text:tab/>Wurth Elektronik PN: 742792514</text:p>
      <text:p text:style-name="Standard"><text:tab/><text:tab/>L1-L20, L22-L27<text:tab/><text:tab/><text:tab/>Mouser PN: 710-742792514</text:p>
      <text:p text:style-name="Standard"><text:tab/><text:tab/><text:tab/><text:tab/><text:tab/><text:tab/><text:tab/>DigiKey PN: 732-1643-2-N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Arial2" svg:font-family="Arial, Helvetica, sans-serif, dk"/>
    <style:font-face style:name="Arial4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jell Karlsen</meta:initial-creator>
    <meta:creation-date>2019-11-25T18:49:40.66</meta:creation-date>
    <dc:date>2020-03-28T09:18:17.57</dc:date>
    <dc:creator>Kjell Karlsen</dc:creator>
    <meta:editing-duration>PT1H46M16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24" meta:word-count="128" meta:character-count="910"/>
  </office:meta>
</office:document-meta>
</file>